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742" officeooo:paragraph-rsid="00058742"/>
    </style:style>
    <style:style style:name="P2" style:family="paragraph" style:parent-style-name="Standard" style:list-style-name="L1">
      <style:text-properties officeooo:rsid="00058742" officeooo:paragraph-rsid="00058742"/>
    </style:style>
    <style:style style:name="P3" style:family="paragraph" style:parent-style-name="Standard" style:list-style-name="L1">
      <style:text-properties officeooo:rsid="00058742" officeooo:paragraph-rsid="00081f8d"/>
    </style:style>
    <style:style style:name="P4" style:family="paragraph" style:parent-style-name="Standard" style:list-style-name="L1">
      <style:text-properties officeooo:rsid="00058742" officeooo:paragraph-rsid="000948c4"/>
    </style:style>
    <style:style style:name="P5" style:family="paragraph" style:parent-style-name="Standard">
      <style:text-properties fo:font-weight="bold" officeooo:rsid="00058742" officeooo:paragraph-rsid="00058742" style:font-weight-asian="bold" style:font-weight-complex="bold"/>
    </style:style>
    <style:style style:name="P6" style:family="paragraph" style:parent-style-name="Standard">
      <style:text-properties fo:font-weight="bold" officeooo:rsid="00081f8d" officeooo:paragraph-rsid="00081f8d" style:font-weight-asian="bold" style:font-weight-complex="bold"/>
    </style:style>
    <style:style style:name="P7" style:family="paragraph" style:parent-style-name="Standard">
      <style:text-properties fo:font-weight="bold" officeooo:rsid="000948c4" officeooo:paragraph-rsid="000948c4" style:font-weight-asian="bold" style:font-weight-complex="bold"/>
    </style:style>
    <style:style style:name="P8" style:family="paragraph" style:parent-style-name="Standard" style:list-style-name="L1">
      <style:text-properties officeooo:rsid="0005942c" officeooo:paragraph-rsid="0005942c"/>
    </style:style>
    <style:style style:name="P9" style:family="paragraph" style:parent-style-name="Standard" style:list-style-name="L1">
      <style:text-properties officeooo:rsid="0007280e" officeooo:paragraph-rsid="0007280e"/>
    </style:style>
    <style:style style:name="P10" style:family="paragraph" style:parent-style-name="Standard" style:list-style-name="L1">
      <style:text-properties officeooo:rsid="0007280e" officeooo:paragraph-rsid="00081f8d"/>
    </style:style>
    <style:style style:name="P11" style:family="paragraph" style:parent-style-name="Standard" style:list-style-name="L1">
      <style:text-properties officeooo:rsid="00081f8d" officeooo:paragraph-rsid="00081f8d"/>
    </style:style>
    <style:style style:name="P12" style:family="paragraph" style:parent-style-name="Standard">
      <style:text-properties officeooo:rsid="00081f8d" officeooo:paragraph-rsid="00081f8d"/>
    </style:style>
    <style:style style:name="P13" style:family="paragraph" style:parent-style-name="Standard" style:list-style-name="L1">
      <style:text-properties fo:font-weight="normal" officeooo:rsid="00058742" officeooo:paragraph-rsid="00081f8d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58742" officeooo:paragraph-rsid="000948c4" style:font-weight-asian="normal" style:font-weight-complex="normal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58742" officeooo:paragraph-rsid="00058742"/>
    </style:style>
    <style:style style:name="T1" style:family="text">
      <style:text-properties officeooo:rsid="0005942c"/>
    </style:style>
    <style:style style:name="T2" style:family="text">
      <style:text-properties officeooo:rsid="00081f8d"/>
    </style:style>
    <style:style style:name="T3" style:family="text">
      <style:text-properties officeooo:rsid="000948c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942c" style:font-weight-asian="norm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gistrar_usuario.feature</text:p>
      <text:list xml:id="list1562767558246509647" text:style-name="L1">
        <text:list-item>
          <text:p text:style-name="P2"><text:span text:style-name="T1">Funcionalidad</text:span>; Registrar usuario</text:p>
        </text:list-item>
        <text:list-item>
          <text:p text:style-name="P2">A fin de que <text:span text:style-name="T1">saber el numero de visitantes</text:span>... </text:p>
        </text:list-item>
        <text:list-item>
          <text:p text:style-name="P2">Como [stakeholder] <text:span text:style-name="T1">user</text:span></text:p>
        </text:list-item>
        <text:list-item>
          <text:p text:style-name="P2">Quiero [accion] <text:span text:style-name="T1">registrarme y tener acceso a ...</text:span></text:p>
        </text:list-item>
      </text:list>
      <text:p text:style-name="P15"/>
      <text:p text:style-name="P1"/>
      <text:list xml:id="list120707072713413" text:continue-numbering="true" text:style-name="L1">
        <text:list-item>
          <text:p text:style-name="P8">Registro de usuarios</text:p>
        </text:list-item>
        <text:list-item>
          <text:p text:style-name="P8">Vistas de noticias</text:p>
        </text:list-item>
        <text:list-item>
          <text:p text:style-name="P8">Vistas de cotización</text:p>
        </text:list-item>
        <text:list-item>
          <text:p text:style-name="P9">Listas de criptomonedas</text:p>
        </text:list-item>
        <text:list-item>
          <text:p text:style-name="P10"><text:span text:style-name="T2">Listar </text:span>criptomonedas <text:span text:style-name="T2">favoritas</text:span> </text:p>
        </text:list-item>
        <text:list-item>
          <text:p text:style-name="P11">Vista de criptomonedas</text:p>
        </text:list-item>
        <text:list-item>
          <text:p text:style-name="P11">Conversor de monedas</text:p>
        </text:list-item>
      </text:list>
      <text:p text:style-name="P12"/>
      <text:p text:style-name="P12"><text:a xlink:type="simple" xlink:href="http://www.ccn.com/" text:style-name="Internet_20_link" text:visited-style-name="Visited_20_Internet_20_Link">www.ccn.com</text:a> → noticias</text:p>
      <text:p text:style-name="P12"/>
      <text:p text:style-name="P6">registro_usuarios.feature</text:p>
      <text:list xml:id="list120706676932995" text:continue-numbering="true" text:style-name="L1">
        <text:list-item>
          <text:p text:style-name="P3"><text:span text:style-name="T1">Funcionalidad: Registrar usuarios</text:span></text:p>
        </text:list-item>
        <text:list-item>
          <text:p text:style-name="P3">A fin de que <text:span text:style-name="T1">saber el numero de usuarios que usan la aplicacion</text:span></text:p>
        </text:list-item>
        <text:list-item>
          <text:p text:style-name="P3">Como <text:span text:style-name="T1">usuario,</text:span></text:p>
        </text:list-item>
        <text:list-item>
          <text:p text:style-name="P3"><text:span text:style-name="T4">Quiero </text:span><text:span text:style-name="T5">registrarme y tener acceso a todas las funcionalidades de las aplicación.</text:span></text:p>
        </text:list-item>
      </text:list>
      <text:p text:style-name="P6">vista_noticias.feature</text:p>
      <text:list xml:id="list120707020354491" text:continue-numbering="true" text:style-name="L1">
        <text:list-item>
          <text:p text:style-name="P3"><text:span text:style-name="T1">Funcionalidad: ver las noticias de las criptomonedas </text:span></text:p>
        </text:list-item>
        <text:list-item>
          <text:p text:style-name="P3">A fin de que <text:span text:style-name="T1">saber las noticias mas relevantes de las criptomonedas</text:span></text:p>
        </text:list-item>
        <text:list-item>
          <text:p text:style-name="P3">Como <text:span text:style-name="T1">usuario,</text:span></text:p>
        </text:list-item>
        <text:list-item>
          <text:p text:style-name="P13">Quiero <text:span text:style-name="T2">ver todas las noticias sobre las monedas y mantenerme informado.</text:span></text:p>
        </text:list-item>
      </text:list>
      <text:p text:style-name="P7"/>
      <text:p text:style-name="P7">vista_cotizaciones.feature</text:p>
      <text:list xml:id="list120706776542666" text:continue-numbering="true" text:style-name="L1">
        <text:list-item>
          <text:p text:style-name="P4"><text:span text:style-name="T1">Funcionalidad: Ver las cotizaciones de las monedas.</text:span></text:p>
        </text:list-item>
        <text:list-item>
          <text:p text:style-name="P4">A fin de que <text:span text:style-name="T1">saber las cotizacion de las monedas.</text:span> </text:p>
        </text:list-item>
        <text:list-item>
          <text:p text:style-name="P4">Como <text:span text:style-name="T1">usuario,</text:span></text:p>
        </text:list-item>
        <text:list-item>
          <text:p text:style-name="P14">Quiero <text:span text:style-name="T3">ver las cotizaciones de cada moneda en tiempo real.</text:span></text:p>
        </text:list-item>
      </text:list>
      <text:p text:style-name="P7">listas_criptomonedas.feature</text:p>
      <text:list xml:id="list120707684802477" text:continue-numbering="true" text:style-name="L1">
        <text:list-item>
          <text:p text:style-name="P4"><text:span text:style-name="T1">Funcionalidad: Listar las criptomonedas</text:span></text:p>
        </text:list-item>
        <text:list-item>
          <text:p text:style-name="P4">A fin de <text:span text:style-name="T3">tener una lista de las criptomonedas.</text:span> </text:p>
        </text:list-item>
        <text:list-item>
          <text:p text:style-name="P4">Com<text:span text:style-name="T3">o usuario,</text:span></text:p>
        </text:list-item>
        <text:list-item>
          <text:p text:style-name="P14">Quiero <text:span text:style-name="T3">poder ver una lista de las monedas mas relevantes.</text:span></text:p>
        </text:list-item>
      </text:list>
      <text:p text:style-name="P7">vista_criptomonedas.feature</text:p>
      <text:list xml:id="list120707386775583" text:continue-numbering="true" text:style-name="L1">
        <text:list-item>
          <text:p text:style-name="P4"><text:span text:style-name="T1">Funcionalidad: Ver la informacion de las monedas</text:span></text:p>
        </text:list-item>
        <text:list-item>
          <text:p text:style-name="P4">A fin de que <text:span text:style-name="T1">saber la informacion de cada moneda.</text:span> </text:p>
        </text:list-item>
        <text:list-item>
          <text:p text:style-name="P4">Como <text:span text:style-name="T3">usuario,</text:span></text:p>
        </text:list-item>
        <text:list-item>
          <text:p text:style-name="P14">Quiero <text:span text:style-name="T3">poder ver toda la informacion de cada moneda a tiempo real.</text:span></text:p>
        </text:list-item>
      </text:list>
      <text:p text:style-name="P7">conversor_monedas.feature</text:p>
      <text:list xml:id="list120706746736908" text:continue-numbering="true" text:style-name="L1">
        <text:list-item>
          <text:p text:style-name="P4"><text:span text:style-name="T1">Funcionalidad: cambio de divisa</text:span></text:p>
        </text:list-item>
        <text:list-item>
          <text:p text:style-name="P4">A fin de <text:span text:style-name="T3">hacer cambio de divisas.</text:span> <text:span text:style-name="T3"><text:s/></text:span><text:s/></text:p>
        </text:list-item>
        <text:list-item>
          <text:p text:style-name="P4">Como <text:span text:style-name="T3">usuario,</text:span></text:p>
        </text:list-item>
        <text:list-item>
          <text:p text:style-name="P14">Quiero <text:span text:style-name="T3">poder hacer cambio de divisas entre todas las moned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1:10:43.026224364</meta:creation-date>
    <dc:date>2019-03-14T12:06:35.394744162</dc:date>
    <meta:editing-duration>PT1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3" meta:word-count="259" meta:character-count="1577" meta:non-whitespace-character-count="1387"/>
  </office:meta>
</office:document-meta>
</file>